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cm" svg:height="7cm" svg:x="6.3cm" svg:y="0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1cm" svg:height="7cm" svg:x="11.8cm" svg:y="0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1cm" svg:height="7cm" svg:x="0.8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9cm" svg:height="5.2cm" svg:x="0.4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6cm" svg:height="1cm" svg:x="5.8cm" svg:y="0.8cm">
          <draw:text-box>
            <text:p text:style-name="P1">Mapping</text:p>
          </draw:text-box>
        </draw:frame>
        <draw:custom-shape draw:style-name="gr4" draw:text-style-name="P1" draw:layer="layout" svg:width="4.3cm" svg:height="1.6cm" svg:x="1.2cm" svg:y="1.9cm">
          <text:p text:style-name="P1">GuardPattern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933cm" svg:height="1.1cm" svg:x="1.4cm" svg:y="6.1cm">
          <draw:text-box>
            <text:p text:style-name="P1">Left Domain</text:p>
          </draw:text-box>
        </draw:frame>
        <draw:custom-shape draw:style-name="gr4" draw:text-style-name="P1" draw:layer="layout" svg:width="4.3cm" svg:height="1.6cm" svg:x="1.2cm" svg:y="3.9cm">
          <text:p text:style-name="P1">BottomPatter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3cm" svg:height="1.6cm" svg:x="6.7cm" svg:y="1.899cm">
          <text:p text:style-name="P1">GuardPattern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5cm" svg:height="1.1cm" svg:x="6.4cm" svg:y="6.099cm">
          <draw:text-box>
            <text:p text:style-name="P1">Middle Domain</text:p>
          </draw:text-box>
        </draw:frame>
        <draw:custom-shape draw:style-name="gr4" draw:text-style-name="P1" draw:layer="layout" svg:width="4.3cm" svg:height="1.6cm" svg:x="6.7cm" svg:y="3.899cm">
          <text:p text:style-name="P1">BottomPatter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3cm" svg:height="1.6cm" svg:x="12.2cm" svg:y="1.899cm">
          <text:p text:style-name="P1">GuardPattern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7cm" svg:height="1.1cm" svg:x="12.1cm" svg:y="6.099cm">
          <draw:text-box>
            <text:p text:style-name="P1">Right Domain</text:p>
          </draw:text-box>
        </draw:frame>
        <draw:custom-shape draw:style-name="gr4" draw:text-style-name="P1" draw:layer="layout" svg:width="4.3cm" svg:height="1.6cm" svg:x="12.2cm" svg:y="3.899cm">
          <text:p text:style-name="P1">BottomPatter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H43M52S</meta:editing-duration>
    <meta:editing-cycles>9</meta:editing-cycles>
    <meta:generator>OpenOffice.org/3.4$Win32 OpenOffice.org_project/340m1$Build-9590</meta:generator>
    <dc:date>2013-02-05T20:27:13.59</dc:date>
    <dc:creator>Ed Willink</dc:creator>
    <meta:document-statistic meta:object-count="14"/>
  </office:meta>
</office:document-meta>
</file>